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6pt" fo:font-weight="normal" officeooo:rsid="0046457f" officeooo:paragraph-rsid="00925bf6" style:font-size-asian="5.25pt" style:font-weight-asian="normal" style:font-size-complex="6pt" style:font-weight-complex="normal"/>
    </style:style>
    <style:style style:name="P2" style:family="paragraph" style:parent-style-name="Standard">
      <style:text-properties style:font-name="Ubuntu" fo:font-size="6pt" fo:font-weight="normal" officeooo:rsid="002608a4" officeooo:paragraph-rsid="00925bf6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Ubuntu" fo:font-size="6pt" fo:font-weight="normal" officeooo:rsid="002608a4" officeooo:paragraph-rsid="009f9cdc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Ubuntu" fo:font-size="6pt" fo:font-weight="normal" officeooo:rsid="001fd24b" officeooo:paragraph-rsid="001fd24b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Ubuntu" fo:font-size="6pt" fo:font-weight="normal" officeooo:rsid="00ae3968" officeooo:paragraph-rsid="00c68a4a" style:font-size-asian="5.25pt" style:font-weight-asian="normal" style:font-size-complex="6pt" style:font-weight-complex="normal"/>
    </style:style>
    <style:style style:name="P6" style:family="paragraph" style:parent-style-name="Standard">
      <style:text-properties style:font-name="Ubuntu" fo:font-size="6pt" fo:font-weight="bold" officeooo:rsid="00394d33" officeooo:paragraph-rsid="006efa9e" style:font-size-asian="5.25pt" style:font-weight-asian="bold" style:font-size-complex="6pt" style:font-weight-complex="bold"/>
    </style:style>
    <style:style style:name="P7" style:family="paragraph" style:parent-style-name="Standard">
      <style:text-properties style:font-name="Ubuntu" fo:font-size="11pt" fo:font-weight="bold" officeooo:rsid="00ff92ac" officeooo:paragraph-rsid="00ff92ac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Ubuntu" fo:font-size="11pt" fo:font-weight="bold" officeooo:rsid="001a5f97" officeooo:paragraph-rsid="00c68a4a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Ubuntu" fo:font-size="11pt" fo:font-weight="normal" officeooo:rsid="002608a4" officeooo:paragraph-rsid="009f9cdc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Ubuntu" fo:font-size="11pt" fo:font-weight="normal" officeooo:rsid="002608a4" officeooo:paragraph-rsid="00925bf6" style:font-size-asian="11pt" style:font-weight-asian="normal" style:font-size-complex="11pt" style:font-weight-complex="normal"/>
    </style:style>
    <style:style style:name="P11" style:family="paragraph" style:parent-style-name="Standard">
      <style:text-properties officeooo:paragraph-rsid="009f9cdc"/>
    </style:style>
    <style:style style:name="P12" style:family="paragraph" style:parent-style-name="Standard">
      <style:text-properties officeooo:paragraph-rsid="00925bf6"/>
    </style:style>
    <style:style style:name="P13" style:family="paragraph" style:parent-style-name="Standard">
      <style:text-properties fo:color="#000000" style:font-name="Ubuntu" fo:font-size="11pt" fo:font-weight="bold" officeooo:paragraph-rsid="00d0968c" style:font-size-asian="11pt" style:font-size-complex="11pt"/>
    </style:style>
    <style:style style:name="P14" style:family="paragraph" style:parent-style-name="Standard">
      <style:text-properties fo:color="#000000" style:font-name="Ubuntu" fo:font-size="11pt" fo:font-weight="bold" officeooo:rsid="010a8dd9" officeooo:paragraph-rsid="011ff3de" style:font-size-asian="11pt" style:font-size-complex="11pt"/>
    </style:style>
    <style:style style:name="P15" style:family="paragraph" style:parent-style-name="Standard">
      <style:text-properties fo:color="#000000" style:font-name="Ubuntu" fo:font-size="11pt" fo:font-weight="bold" officeooo:paragraph-rsid="011ff3de" style:font-size-asian="11pt" style:font-size-complex="11pt"/>
    </style:style>
    <style:style style:name="P16" style:family="paragraph" style:parent-style-name="Standard">
      <style:text-properties fo:color="#000000" style:font-name="Ubuntu" fo:font-size="11pt" fo:font-weight="bold" officeooo:paragraph-rsid="01221ab8" style:font-size-asian="11pt" style:font-size-complex="11pt"/>
    </style:style>
    <style:style style:name="P17" style:family="paragraph" style:parent-style-name="Standard">
      <style:text-properties fo:font-size="11pt" officeooo:paragraph-rsid="01067b4a" style:font-size-asian="11pt" style:font-size-complex="11pt"/>
    </style:style>
    <style:style style:name="P18" style:family="paragraph" style:parent-style-name="Standard">
      <style:text-properties fo:font-size="11pt" officeooo:rsid="001a5f97" officeooo:paragraph-rsid="00c8f7ff" style:font-size-asian="11pt" style:font-size-complex="11pt"/>
    </style:style>
    <style:style style:name="P19" style:family="paragraph" style:parent-style-name="Standard">
      <style:text-properties fo:font-size="11pt" officeooo:rsid="001a5f97" officeooo:paragraph-rsid="00c3d1e5" style:font-size-asian="11pt" style:font-size-complex="11pt"/>
    </style:style>
    <style:style style:name="P20" style:family="paragraph" style:parent-style-name="Standard">
      <style:text-properties fo:font-size="11pt" officeooo:rsid="001a5f97" officeooo:paragraph-rsid="00925bf6" style:font-size-asian="11pt" style:font-size-complex="11pt"/>
    </style:style>
    <style:style style:name="P21" style:family="paragraph" style:parent-style-name="Standard">
      <style:text-properties fo:font-size="11pt" fo:font-weight="bold" officeooo:paragraph-rsid="011b1f83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officeooo:paragraph-rsid="006efa9e"/>
    </style:style>
    <style:style style:name="P23" style:family="paragraph" style:parent-style-name="Standard">
      <style:text-properties fo:font-size="11pt" officeooo:paragraph-rsid="01151ec5"/>
    </style:style>
    <style:style style:name="P24" style:family="paragraph" style:parent-style-name="Standard">
      <style:text-properties officeooo:paragraph-rsid="00cedecf"/>
    </style:style>
    <style:style style:name="P25" style:family="paragraph" style:parent-style-name="Title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" fo:font-size="26pt" style:font-size-asian="26pt" style:font-size-complex="26pt"/>
    </style:style>
    <style:style style:name="P26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029238e" officeooo:paragraph-rsid="00cedecf" style:font-name-asian="Noto Sans CJK SC" style:font-size-asian="5.25pt" style:font-weight-asian="normal" style:font-name-complex="Lohit Devanagari" style:font-size-complex="6pt" style:font-weight-complex="normal"/>
    </style:style>
    <style:style style:name="P27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28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29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6pt" fo:font-weight="normal" officeooo:rsid="00f87504" officeooo:paragraph-rsid="00fa6fef" style:font-size-asian="5.25pt" style:font-weight-asian="normal" style:font-size-complex="6pt" style:font-weight-complex="normal"/>
    </style:style>
    <style:style style:name="P3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0bfec6" officeooo:paragraph-rsid="011ff3de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33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f96212" officeooo:paragraph-rsid="00fa6fef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f96212" officeooo:paragraph-rsid="00f96212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f87504" officeooo:paragraph-rsid="00fa6fef" style:font-size-asian="11pt" style:font-weight-asian="normal" style:font-size-complex="11pt" style:font-weight-complex="normal"/>
    </style:style>
    <style:style style:name="P36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paragraph-rsid="011ff3de" style:font-size-asian="11pt" style:font-weight-asian="normal" style:font-size-complex="11pt" style:font-weight-complex="normal"/>
    </style:style>
    <style:style style:name="P37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paragraph-rsid="011ff3de" style:font-size-asian="11pt" style:font-weight-asian="normal" style:font-size-complex="11pt" style:font-weight-complex="normal"/>
    </style:style>
    <style:style style:name="P38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39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40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3672c7" officeooo:paragraph-rsid="013672c7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36dcc4" officeooo:paragraph-rsid="0136dcc4" style:font-size-asian="11pt" style:font-weight-asian="normal" style:font-size-complex="11pt" style:font-weight-complex="normal"/>
    </style:style>
    <style:style style:name="P42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36dcc4" officeooo:paragraph-rsid="01420c9d" style:font-size-asian="11pt" style:font-weight-asian="normal" style:font-size-complex="11pt" style:font-weight-complex="normal"/>
    </style:style>
    <style:style style:name="P43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0b4d498" officeooo:paragraph-rsid="0137e96c" style:font-size-asian="11pt" style:font-weight-asian="normal" style:font-size-complex="11pt" style:font-weight-complex="normal"/>
    </style:style>
    <style:style style:name="P44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" fo:font-size="11pt" fo:font-weight="normal" officeooo:rsid="01420c9d" officeooo:paragraph-rsid="01420c9d" style:font-size-asian="11pt" style:font-weight-asian="normal" style:font-size-complex="11pt" style:font-weight-complex="normal"/>
    </style:style>
    <style:style style:name="P45" style:family="paragraph" style:parent-style-name="Standard" style:list-style-name="L10">
      <style:text-properties fo:color="#000000" style:font-name="Ubuntu" fo:font-size="11pt" fo:font-style="normal" fo:font-weight="normal" officeooo:paragraph-rsid="01151ec5"/>
    </style:style>
    <style:style style:name="P46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apple-system" fo:font-size="12pt" fo:font-weight="normal" officeooo:rsid="01169ac4" officeooo:paragraph-rsid="01169ac4" style:font-size-asian="11pt" style:font-size-complex="11pt"/>
    </style:style>
    <style:style style:name="P47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apple-system" fo:font-size="12pt" fo:font-weight="normal" officeooo:rsid="011d0d06" officeooo:paragraph-rsid="011d0d06" style:font-size-asian="11pt" style:font-size-complex="11pt"/>
    </style:style>
    <style:style style:name="P48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Ubuntu" fo:font-size="11pt" fo:letter-spacing="normal" fo:font-style="normal" fo:font-weight="normal" officeooo:paragraph-rsid="01221ab8" style:font-size-asian="11pt" style:font-weight-asian="normal" style:font-size-complex="11pt" style:font-weight-complex="normal"/>
    </style:style>
    <style:style style:name="P49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pple-system" fo:font-size="12pt" fo:letter-spacing="normal" fo:font-style="normal" fo:font-weight="normal" officeooo:paragraph-rsid="01151ec5" style:font-size-asian="11pt" style:font-size-complex="11pt"/>
    </style:style>
    <style:style style:name="P50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pple-system" fo:font-size="12pt" fo:letter-spacing="normal" fo:font-style="normal" fo:font-weight="normal" officeooo:rsid="011d4ea5" officeooo:paragraph-rsid="011d4ea5" style:font-size-asian="11pt" style:font-size-complex="11pt"/>
    </style:style>
    <style:style style:name="P51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cedecf" style:font-size-asian="11pt" style:font-size-complex="11pt"/>
    </style:style>
    <style:style style:name="P52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e92530" style:font-size-asian="11pt" style:font-size-complex="11pt"/>
    </style:style>
    <style:style style:name="P53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fa6fef" style:font-size-asian="11pt" style:font-size-complex="11pt"/>
    </style:style>
    <style:style style:name="P54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ead131" style:font-size-asian="11pt" style:font-size-complex="11pt"/>
    </style:style>
    <style:style style:name="P55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paragraph-rsid="00d7a61b" style:font-size-asian="11pt" style:font-size-complex="11pt"/>
    </style:style>
    <style:style style:name="P56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rsid="00fa6fef" officeooo:paragraph-rsid="00fa6fef" style:font-size-asian="11pt" style:font-size-complex="11pt"/>
    </style:style>
    <style:style style:name="P57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" fo:font-size="11pt" officeooo:rsid="00dcf2b0" officeooo:paragraph-rsid="00dcf2b0" style:font-size-asian="11pt" style:font-size-complex="11pt"/>
    </style:style>
    <style:style style:name="P58" style:family="paragraph" style:parent-style-name="Standard" style:list-style-name="L10">
      <style:text-properties style:font-name="Ubuntu" fo:font-size="11pt" fo:font-weight="normal" officeooo:rsid="002ee659" officeooo:paragraph-rsid="0070640d" style:font-size-asian="11pt" style:font-weight-asian="normal" style:font-size-complex="11pt" style:font-weight-complex="normal"/>
    </style:style>
    <style:style style:name="P59" style:family="paragraph" style:parent-style-name="Standard" style:list-style-name="L10">
      <style:text-properties style:font-name="Ubuntu" fo:font-size="11pt" fo:font-style="normal" fo:font-weight="normal" officeooo:rsid="0105b911" officeooo:paragraph-rsid="0117305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Ubuntu" fo:font-size="11pt" fo:font-style="normal" fo:font-weight="normal" officeooo:rsid="0105b911" officeooo:paragraph-rsid="0117305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Ubuntu" fo:font-size="11pt" fo:font-weight="bold" officeooo:rsid="0019f415" officeooo:paragraph-rsid="0136dcc4" style:font-size-asian="11pt" style:font-weight-asian="bold" style:font-size-complex="11pt" style:font-weight-complex="bold"/>
    </style:style>
    <style:style style:name="P62" style:family="paragraph" style:parent-style-name="Standard">
      <style:text-properties style:font-name="Ubuntu" fo:font-size="6pt" fo:font-style="normal" fo:font-weight="normal" officeooo:rsid="0105b911" officeooo:paragraph-rsid="0105b911" style:font-size-asian="5.25pt" style:font-style-asian="normal" style:font-weight-asian="normal" style:font-size-complex="6pt" style:font-style-complex="normal" style:font-weight-complex="normal"/>
    </style:style>
    <style:style style:name="P63" style:family="paragraph" style:parent-style-name="Standard" style:list-style-name="L10">
      <style:text-properties style:font-name="Ubuntu" fo:font-size="6pt" fo:font-style="normal" fo:font-weight="normal" officeooo:paragraph-rsid="01151ec5" style:font-size-asian="5.25pt" style:font-size-complex="6pt"/>
    </style:style>
    <style:style style:name="P64" style:family="paragraph" style:parent-style-name="Standard">
      <style:text-properties style:font-name="Ubuntu" fo:font-size="6pt" fo:font-weight="normal" officeooo:paragraph-rsid="00d0968c" style:font-size-asian="5.25pt" style:font-weight-asian="normal" style:font-size-complex="6pt" style:font-weight-complex="normal"/>
    </style:style>
    <style:style style:name="P65" style:family="paragraph" style:parent-style-name="Standard">
      <style:text-properties style:font-name="Ubuntu" fo:font-size="6pt" fo:font-weight="normal" officeooo:rsid="00ce5a1d" officeooo:paragraph-rsid="00ce5a1d" style:font-size-asian="5.25pt" style:font-weight-asian="normal" style:font-size-complex="6pt" style:font-weight-complex="normal"/>
    </style:style>
    <style:style style:name="P66" style:family="paragraph" style:parent-style-name="Standard">
      <style:text-properties style:font-name="Ubuntu" fo:font-size="6pt" fo:font-weight="normal" officeooo:rsid="001fd24b" officeooo:paragraph-rsid="001fd24b" style:font-size-asian="5.25pt" style:font-weight-asian="normal" style:font-size-complex="6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buntu" fo:font-size="6pt" officeooo:rsid="0019f415" officeooo:paragraph-rsid="001a3f02" style:font-size-asian="5.25pt" style:font-size-complex="6pt"/>
    </style:style>
    <style:style style:name="P68" style:family="paragraph" style:parent-style-name="Standard">
      <style:text-properties style:font-name="Ubuntu" fo:font-size="6pt" officeooo:rsid="002608a4" officeooo:paragraph-rsid="00925bf6" style:font-size-asian="5.25pt" style:font-size-complex="6pt"/>
    </style:style>
    <style:style style:name="P69" style:family="paragraph" style:parent-style-name="Standard">
      <style:text-properties style:font-name="Ubuntu" fo:font-size="8pt" officeooo:rsid="002608a4" officeooo:paragraph-rsid="00925bf6" style:font-size-asian="7pt" style:font-size-complex="8pt"/>
    </style:style>
    <style:style style:name="P70" style:family="paragraph" style:parent-style-name="Standard">
      <style:text-properties style:font-name="Ubuntu" fo:font-size="17pt" officeooo:rsid="002608a4" officeooo:paragraph-rsid="00925bf6" style:font-size-asian="17pt" style:font-size-complex="17pt"/>
    </style:style>
    <style:style style:name="P71" style:family="paragraph" style:parent-style-name="Standard">
      <style:paragraph-properties fo:text-align="start" style:justify-single-word="false"/>
      <style:text-properties style:font-name="Ubuntu" fo:font-size="17pt" officeooo:rsid="0019f415" officeooo:paragraph-rsid="001a3f02" style:font-size-asian="17pt" style:font-size-complex="17pt"/>
    </style:style>
    <style:style style:name="P72" style:family="paragraph" style:parent-style-name="Standard">
      <style:text-properties style:font-name="Ubuntu" fo:font-size="17pt" fo:font-weight="normal" officeooo:rsid="00ce5a1d" officeooo:paragraph-rsid="00ce5a1d" style:font-size-asian="17pt" style:font-weight-asian="normal" style:font-size-complex="17pt" style:font-weight-complex="normal"/>
    </style:style>
    <style:style style:name="P73" style:family="paragraph" style:parent-style-name="Standard">
      <style:text-properties style:font-name="Ubuntu" fo:font-size="17pt" fo:font-weight="normal" officeooo:paragraph-rsid="00d0968c" style:font-size-asian="17pt" style:font-weight-asian="normal" style:font-size-complex="17pt" style:font-weight-complex="normal"/>
    </style:style>
    <style:style style:name="P74" style:family="paragraph" style:parent-style-name="Standard">
      <style:text-properties style:font-name="Ubuntu" fo:font-size="17pt" fo:font-weight="normal" officeooo:rsid="001fd24b" officeooo:paragraph-rsid="001fd24b" style:font-size-asian="17pt" style:font-weight-asian="normal" style:font-size-complex="17pt" style:font-weight-complex="normal"/>
    </style:style>
    <style:style style:name="P75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0cedecf"/>
    </style:style>
    <style:style style:name="P76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1415b77"/>
    </style:style>
    <style:style style:name="P7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" fo:font-size="6pt" fo:font-weight="normal" officeooo:rsid="0127f111" style:font-size-asian="5.25pt" style:font-weight-asian="normal" style:font-size-complex="6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Ubuntu1" fo:font-size="11pt" officeooo:rsid="0019f415" officeooo:paragraph-rsid="01248e1b" style:font-size-asian="11pt" style:font-size-complex="11pt"/>
    </style:style>
    <style:style style:name="P79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e3968" style:font-weight-asian="normal" style:font-weight-complex="normal"/>
    </style:style>
    <style:style style:name="T3" style:family="text">
      <style:text-properties fo:font-weight="normal" officeooo:rsid="01094dfc" style:font-weight-asian="normal" style:font-weight-complex="normal"/>
    </style:style>
    <style:style style:name="T4" style:family="text">
      <style:text-properties fo:font-weight="normal" officeooo:rsid="00a1e159" style:font-weight-asian="normal" style:font-weight-complex="normal"/>
    </style:style>
    <style:style style:name="T5" style:family="text">
      <style:text-properties fo:font-weight="normal" officeooo:rsid="00ae524d" style:font-weight-asian="normal" style:font-weight-complex="normal"/>
    </style:style>
    <style:style style:name="T6" style:family="text">
      <style:text-properties fo:font-weight="normal" officeooo:rsid="00736add" style:font-weight-asian="normal" style:font-weight-complex="normal"/>
    </style:style>
    <style:style style:name="T7" style:family="text">
      <style:text-properties fo:font-weight="normal" officeooo:rsid="008b9fd6" style:font-weight-asian="normal" style:font-weight-complex="normal"/>
    </style:style>
    <style:style style:name="T8" style:family="text">
      <style:text-properties fo:font-weight="normal" officeooo:rsid="00ae94af" style:font-weight-asian="normal" style:font-weight-complex="normal"/>
    </style:style>
    <style:style style:name="T9" style:family="text">
      <style:text-properties style:font-name="Ubuntu" fo:font-weight="normal" style:font-weight-asian="normal" style:font-weight-complex="normal"/>
    </style:style>
    <style:style style:name="T10" style:family="text">
      <style:text-properties style:font-name="Ubuntu" fo:font-weight="normal" officeooo:rsid="00ce5a1d" style:font-weight-asian="normal" style:font-weight-complex="normal"/>
    </style:style>
    <style:style style:name="T11" style:family="text">
      <style:text-properties style:font-name="Ubuntu" fo:font-weight="normal" officeooo:rsid="001a5f97" style:font-weight-asian="normal" style:font-weight-complex="normal"/>
    </style:style>
    <style:style style:name="T12" style:family="text">
      <style:text-properties style:font-name="Ubuntu" fo:font-weight="normal" officeooo:rsid="00944ea6" style:font-weight-asian="normal" style:font-weight-complex="normal"/>
    </style:style>
    <style:style style:name="T13" style:family="text">
      <style:text-properties style:font-name="Ubuntu" fo:font-weight="normal" officeooo:rsid="001c2d6d" style:font-weight-asian="normal" style:font-weight-complex="normal"/>
    </style:style>
    <style:style style:name="T14" style:family="text">
      <style:text-properties style:font-name="Ubuntu" fo:font-weight="normal" officeooo:rsid="00925bf6" style:font-weight-asian="normal" style:font-weight-complex="normal"/>
    </style:style>
    <style:style style:name="T15" style:family="text">
      <style:text-properties style:font-name="Ubuntu" fo:font-weight="normal" officeooo:rsid="00ff92ac" style:font-weight-asian="normal" style:font-weight-complex="normal"/>
    </style:style>
    <style:style style:name="T16" style:family="text">
      <style:text-properties style:font-name="Ubuntu" fo:font-weight="normal" officeooo:rsid="007e2d0f" style:font-weight-asian="normal" style:font-weight-complex="normal"/>
    </style:style>
    <style:style style:name="T17" style:family="text">
      <style:text-properties style:font-name="Ubuntu" fo:font-weight="normal" officeooo:rsid="0105b911" style:font-weight-asian="normal" style:font-weight-complex="normal"/>
    </style:style>
    <style:style style:name="T18" style:family="text">
      <style:text-properties style:font-name="Ubuntu" fo:font-weight="normal" officeooo:rsid="004720ef" style:font-weight-asian="normal" style:font-weight-complex="normal"/>
    </style:style>
    <style:style style:name="T19" style:family="text">
      <style:text-properties style:font-name="Ubuntu" fo:font-weight="normal" officeooo:rsid="007c76c8" style:font-weight-asian="normal" style:font-weight-complex="normal"/>
    </style:style>
    <style:style style:name="T20" style:family="text">
      <style:text-properties style:font-name="Ubuntu" fo:font-weight="normal" officeooo:rsid="00485dcb" style:font-weight-asian="normal" style:font-weight-complex="normal"/>
    </style:style>
    <style:style style:name="T21" style:family="text">
      <style:text-properties style:font-name="Ubuntu" fo:font-style="normal" style:text-underline-style="none" fo:font-weight="normal" officeooo:rsid="0021a273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Ubuntu" fo:font-style="normal" style:text-underline-style="none" fo:font-weight="normal" officeooo:rsid="00228b04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Ubuntu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Ubuntu" style:text-underline-style="none" fo:font-weight="normal" officeooo:rsid="011b1f83" style:font-size-asian="11pt" style:font-weight-asian="normal" style:font-size-complex="11pt" style:font-weight-complex="normal"/>
    </style:style>
    <style:style style:name="T25" style:family="text">
      <style:text-properties style:font-name="Ubuntu" fo:font-size="11pt" fo:font-style="normal" style:text-underline-style="none" fo:font-weight="normal" officeooo:rsid="013fa7f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Ubuntu" fo:font-size="11pt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Ubuntu" fo:font-size="11pt" style:text-underline-style="none" fo:font-weight="normal" officeooo:rsid="002608a4" style:font-size-asian="11pt" style:font-weight-asian="normal" style:font-size-complex="11pt" style:font-weight-complex="normal"/>
    </style:style>
    <style:style style:name="T28" style:family="text">
      <style:text-properties style:font-name="Ubuntu" fo:font-size="11pt" fo:font-weight="bold" style:font-size-asian="11pt" style:font-size-complex="11pt"/>
    </style:style>
    <style:style style:name="T29" style:family="text">
      <style:text-properties style:font-name="Ubuntu" fo:font-size="11pt" fo:font-weight="bold" officeooo:rsid="01192fe7" style:font-size-asian="11pt" style:font-size-complex="11pt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style:font-name="Ubuntu" fo:font-size="11pt" officeooo:rsid="00ead131" style:font-size-asian="11pt" style:font-size-complex="11pt"/>
    </style:style>
    <style:style style:name="T32" style:family="text">
      <style:text-properties style:font-name="Ubuntu" fo:font-size="11pt" officeooo:rsid="01415b77" style:font-size-asian="11pt" style:font-size-complex="11pt"/>
    </style:style>
    <style:style style:name="T33" style:family="text">
      <style:text-properties style:font-name="Ubuntu" fo:font-weight="bold" officeooo:rsid="00394d33" style:font-size-asian="11pt" style:font-weight-asian="bold" style:font-size-complex="11pt" style:font-weight-complex="bold"/>
    </style:style>
    <style:style style:name="T34" style:family="text">
      <style:text-properties style:font-name="Ubuntu" fo:font-weight="bold" officeooo:rsid="006efa9e" style:font-size-asian="11pt" style:font-weight-asian="bold" style:font-size-complex="11pt" style:font-weight-complex="bold"/>
    </style:style>
    <style:style style:name="T35" style:family="text">
      <style:text-properties style:font-name="Ubuntu" fo:font-weight="bold" officeooo:rsid="01192fe7" style:font-size-asian="11pt" style:font-weight-asian="bold" style:font-size-complex="11pt" style:font-weight-complex="bold"/>
    </style:style>
    <style:style style:name="T36" style:family="text">
      <style:text-properties style:font-name="Ubuntu" fo:font-weight="bold" officeooo:rsid="01151ec5" style:font-size-asian="11pt" style:font-weight-asian="bold" style:font-size-complex="11pt" style:font-weight-complex="bold"/>
    </style:style>
    <style:style style:name="T37" style:family="text">
      <style:text-properties style:font-name="Ubuntu" fo:font-weight="bold" officeooo:rsid="011b1f83" style:font-size-asian="11pt" style:font-weight-asian="bold" style:font-size-complex="11pt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70640d" style:font-style-asian="normal" style:font-style-complex="normal"/>
    </style:style>
    <style:style style:name="T40" style:family="text">
      <style:text-properties fo:font-style="normal" officeooo:rsid="007d5705" style:font-style-asian="normal" style:font-style-complex="normal"/>
    </style:style>
    <style:style style:name="T41" style:family="text">
      <style:text-properties officeooo:rsid="00909d58"/>
    </style:style>
    <style:style style:name="T42" style:family="text">
      <style:text-properties officeooo:rsid="009f9cdc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fo:letter-spacing="normal" fo:font-style="normal" fo:font-weight="normal" officeooo:rsid="001160bf"/>
    </style:style>
    <style:style style:name="T45" style:family="text">
      <style:text-properties fo:font-variant="normal" fo:text-transform="none" fo:letter-spacing="normal" fo:font-style="normal" officeooo:rsid="00eef6d1"/>
    </style:style>
    <style:style style:name="T46" style:family="text">
      <style:text-properties fo:font-variant="normal" fo:text-transform="none" fo:letter-spacing="normal" fo:font-style="normal" officeooo:rsid="007cde23"/>
    </style:style>
    <style:style style:name="T47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48" style:family="text">
      <style:text-properties fo:font-variant="normal" fo:text-transform="none" fo:letter-spacing="normal" fo:font-style="normal" style:text-underline-style="none" officeooo:rsid="001160bf" style:font-style-asian="normal" style:font-style-complex="normal"/>
    </style:style>
    <style:style style:name="T49" style:family="text">
      <style:text-properties fo:font-variant="normal" fo:text-transform="none" fo:letter-spacing="normal" fo:font-style="normal" officeooo:rsid="0117305b"/>
    </style:style>
    <style:style style:name="T50" style:family="text">
      <style:text-properties fo:font-variant="normal" fo:text-transform="none" fo:letter-spacing="normal" fo:font-style="normal" officeooo:rsid="01336e18"/>
    </style:style>
    <style:style style:name="T51" style:family="text">
      <style:text-properties fo:font-variant="normal" fo:text-transform="none" fo:letter-spacing="normal" fo:font-style="normal" officeooo:rsid="011d4ea5"/>
    </style:style>
    <style:style style:name="T52" style:family="text">
      <style:text-properties fo:font-variant="normal" fo:text-transform="none" fo:color="#24292e" style:font-name="apple-system" fo:letter-spacing="normal" fo:font-style="normal"/>
    </style:style>
    <style:style style:name="T53" style:family="text">
      <style:text-properties fo:font-variant="normal" fo:text-transform="none" fo:color="#24292e" style:font-name="apple-system" fo:letter-spacing="normal" fo:font-style="normal" officeooo:rsid="01192fe7"/>
    </style:style>
    <style:style style:name="T54" style:family="text">
      <style:text-properties fo:font-variant="normal" fo:text-transform="none" fo:color="#24292e" style:font-name="apple-system" fo:letter-spacing="normal" fo:font-style="normal" officeooo:rsid="011b1f83"/>
    </style:style>
    <style:style style:name="T55" style:family="text">
      <style:text-properties fo:font-variant="normal" fo:text-transform="none" fo:color="#24292e" style:font-name="Ubuntu" fo:letter-spacing="normal" fo:font-style="normal" style:text-underline-style="none" officeooo:rsid="011b1f83"/>
    </style:style>
    <style:style style:name="T56" style:family="text">
      <style:text-properties fo:font-variant="normal" fo:text-transform="none" fo:color="#000080" style:font-name="Ubuntu" fo:letter-spacing="normal" fo:font-style="normal" style:text-underline-style="none" fo:font-weight="normal" officeooo:rsid="011b1f83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fo:letter-spacing="normal" fo:font-style="normal" fo:font-weight="normal"/>
    </style:style>
    <style:style style:name="T58" style:family="text">
      <style:text-properties fo:font-variant="normal" fo:text-transform="none" fo:color="#000000" fo:letter-spacing="normal" fo:font-style="normal" fo:font-weight="normal" officeooo:rsid="001160bf"/>
    </style:style>
    <style:style style:name="T59" style:family="text">
      <style:text-properties fo:font-variant="normal" fo:text-transform="none" fo:color="#000000" fo:letter-spacing="normal" fo:font-style="normal" fo:font-weight="normal" officeooo:rsid="00ecba85"/>
    </style:style>
    <style:style style:name="T60" style:family="text">
      <style:text-properties fo:font-variant="normal" fo:text-transform="none" fo:color="#000000" fo:letter-spacing="normal" fo:font-style="normal" fo:font-weight="normal" officeooo:rsid="001248e9"/>
    </style:style>
    <style:style style:name="T61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1160bf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1415b77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variant="normal" fo:text-transform="none" style:font-name="Open Sans" fo:font-size="12pt" fo:letter-spacing="normal"/>
    </style:style>
    <style:style style:name="T64" style:family="text">
      <style:text-properties officeooo:rsid="00dcf2b0"/>
    </style:style>
    <style:style style:name="T65" style:family="text">
      <style:text-properties officeooo:rsid="00e20409"/>
    </style:style>
    <style:style style:name="T66" style:family="text">
      <style:text-properties officeooo:rsid="00e39e31"/>
    </style:style>
    <style:style style:name="T67" style:family="text">
      <style:text-properties officeooo:rsid="00e92530"/>
    </style:style>
    <style:style style:name="T68" style:family="text">
      <style:text-properties officeooo:rsid="00ead131"/>
    </style:style>
    <style:style style:name="T69" style:family="text">
      <style:text-properties officeooo:rsid="00eef6d1"/>
    </style:style>
    <style:style style:name="T70" style:family="text">
      <style:text-properties officeooo:rsid="00fa6fef"/>
    </style:style>
    <style:style style:name="T71" style:family="text">
      <style:text-properties officeooo:rsid="00fd47b2"/>
    </style:style>
    <style:style style:name="T72" style:family="text">
      <style:text-properties officeooo:rsid="00ff92ac"/>
    </style:style>
    <style:style style:name="T73" style:family="text">
      <style:text-properties officeooo:rsid="0100271f"/>
    </style:style>
    <style:style style:name="T74" style:family="text">
      <style:text-properties officeooo:rsid="01052b5a"/>
    </style:style>
    <style:style style:name="T75" style:family="text">
      <style:text-properties officeooo:rsid="010bfec6"/>
    </style:style>
    <style:style style:name="T76" style:family="text">
      <style:text-properties fo:font-size="11pt" style:text-underline-style="none" fo:font-weight="normal" officeooo:rsid="0127f111" style:font-size-asian="11pt" style:font-weight-asian="normal" style:font-size-complex="11pt" style:font-weight-complex="normal"/>
    </style:style>
    <style:style style:name="T77" style:family="text">
      <style:text-properties fo:font-size="11pt" style:text-underline-style="none" fo:font-weight="normal" officeooo:rsid="012a4850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019f415" style:font-size-asian="11pt" style:font-weight-asian="normal" style:font-size-complex="11pt" style:font-weight-complex="normal"/>
    </style:style>
    <style:style style:name="T79" style:family="text">
      <style:text-properties officeooo:rsid="0046457f"/>
    </style:style>
    <style:style style:name="T80" style:family="text">
      <style:text-properties officeooo:rsid="000dfabb"/>
    </style:style>
    <style:style style:name="T81" style:family="text">
      <style:text-properties officeooo:rsid="01132ccd"/>
    </style:style>
    <style:style style:name="T82" style:family="text">
      <style:text-properties officeooo:rsid="01151ec5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officeooo:rsid="002ee659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officeooo:rsid="011d0d06" style:font-size-asian="11pt" style:font-size-complex="11pt"/>
    </style:style>
    <style:style style:name="T85" style:family="text">
      <style:text-properties officeooo:rsid="011d4ea5" style:font-size-asian="11pt" style:font-size-complex="11pt"/>
    </style:style>
    <style:style style:name="T86" style:family="text">
      <style:text-properties officeooo:rsid="01221ab8"/>
    </style:style>
    <style:style style:name="T87" style:family="text">
      <style:text-properties fo:font-size="25pt" style:font-size-asian="25pt" style:font-size-complex="25pt"/>
    </style:style>
    <style:style style:name="T88" style:family="text">
      <style:text-properties fo:font-size="25pt" fo:font-weight="bold" style:font-size-asian="25pt" style:font-weight-asian="bold" style:font-size-complex="25pt" style:font-weight-complex="bold"/>
    </style:style>
    <style:style style:name="T89" style:family="text">
      <style:text-properties fo:font-size="25pt" fo:font-weight="normal" style:font-size-asian="25pt" style:font-weight-asian="normal" style:font-size-complex="25pt" style:font-weight-complex="normal"/>
    </style:style>
    <style:style style:name="T90" style:family="text">
      <style:text-properties fo:font-size="25pt" fo:font-weight="normal" officeooo:rsid="0019f415" style:font-size-asian="25pt" style:font-weight-asian="normal" style:font-size-complex="25pt" style:font-weight-complex="normal"/>
    </style:style>
    <style:style style:name="T91" style:family="text">
      <style:text-properties style:text-underline-style="none" fo:font-weight="normal" officeooo:rsid="01248e1b" style:font-weight-asian="normal" style:font-weight-complex="normal"/>
    </style:style>
    <style:style style:name="T92" style:family="text">
      <style:text-properties style:text-underline-style="none" fo:font-weight="normal" officeooo:rsid="0127f111" style:font-weight-asian="normal" style:font-weight-complex="normal"/>
    </style:style>
    <style:style style:name="T93" style:family="text">
      <style:text-properties style:text-underline-style="none" fo:font-weight="normal" officeooo:rsid="013815c1" style:font-weight-asian="normal" style:font-weight-complex="normal"/>
    </style:style>
    <style:style style:name="T94" style:family="text">
      <style:text-properties officeooo:rsid="0136dcc4"/>
    </style:style>
    <style:style style:name="T95" style:family="text">
      <style:text-properties officeooo:rsid="00cedecf"/>
    </style:style>
    <style:style style:name="T96" style:family="text">
      <style:text-properties officeooo:rsid="013815c1"/>
    </style:style>
    <style:style style:name="T97" style:family="text">
      <style:text-properties officeooo:rsid="002ee659" style:font-style-asian="normal" style:font-weight-asian="normal" style:font-style-complex="normal" style:font-weight-complex="normal"/>
    </style:style>
    <style:style style:name="T98" style:family="text">
      <style:text-properties style:font-name="Ubuntu1" style:text-underline-style="none" fo:font-weight="normal" officeooo:rsid="01248e1b" style:font-weight-asian="normal" style:font-weight-complex="normal"/>
    </style:style>
    <style:style style:name="T99" style:family="text">
      <style:text-properties officeooo:rsid="013b72ea"/>
    </style:style>
    <style:style style:name="T100" style:family="text">
      <style:text-properties fo:color="#111111" style:font-name="Ubuntu" fo:font-weight="normal" officeooo:rsid="001a5f97" style:font-weight-asian="normal" style:font-weight-complex="normal"/>
    </style:style>
    <style:style style:name="T101" style:family="text">
      <style:text-properties fo:color="#24292e" style:font-name="Ubuntu" fo:font-weight="bold" style:font-weight-asian="bold" style:font-weight-complex="bold"/>
    </style:style>
    <style:style style:name="T102" style:family="text">
      <style:text-properties fo:color="#24292e" style:font-name="Ubuntu" fo:font-weight="bold" officeooo:rsid="001a5f97" style:font-weight-asian="bold" style:font-weight-complex="bold"/>
    </style:style>
    <style:style style:name="T103" style:family="text">
      <style:text-properties fo:color="#24292e" officeooo:rsid="0046457f"/>
    </style:style>
    <style:style style:name="T104" style:family="text">
      <style:text-properties officeooo:rsid="01415b77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88">NAVENDU</text:span><text:span text:style-name="T87"> </text:span><text:span text:style-name="T89">DUAR</text:span><text:span text:style-name="T90">I</text:span><text:span text:style-name="T78"> <text:s text:c="63"/></text:span><text:a xlink:type="simple" xlink:href="mailto:navendu.mcs19.du@gmail.com" text:style-name="Internet_20_link" text:visited-style-name="Visited_20_Internet_20_Link"><text:span text:style-name="T77">n</text:span></text:a><text:a xlink:type="simple" xlink:href="mailto:navendu.mcs19.du@gmail.com" text:style-name="Internet_20_link" text:visited-style-name="Visited_20_Internet_20_Link"><text:span text:style-name="T76">avendu.mcs19.du@gmail.com</text:span></text:a></text:p>
      <text:p text:style-name="P77"/>
      <text:p text:style-name="P78"><text:span text:style-name="T91">Full Stack Engineer | M</text:span><text:span text:style-name="T93">asters in</text:span><text:span text:style-name="T91"> Computer Science <text:s text:c="74"/></text:span><text:span text:style-name="T92">+91-7003890461</text:span><text:span text:style-name="T91"> <text:s text:c="5"/></text:span></text:p>
      <text:section text:style-name="Sect1" text:name="Section1">
        <text:p text:style-name="P69"><draw:line text:anchor-type="paragraph" draw:z-index="0" draw:name="Shape1" draw:style-name="gr1" draw:text-style-name="P79" svg:x1="-0.416cm" svg:y1="0.139cm" svg:x2="18.884cm" svg:y2="0.139cm"><text:p/></draw:line><text:span text:style-name="T98"/></text:p>
        <text:p text:style-name="P68"><text:span text:style-name="T98"/></text:p>
        <text:p text:style-name="P70"><text:span text:style-name="T1">EXPERIENCE</text:span></text:p>
        <text:p text:style-name="P2"/>
        <text:p text:style-name="P7">Member of Founding Team</text:p>
        <text:p text:style-name="P11"><text:a xlink:type="simple" xlink:href="https://app.letsflyby.com/" text:style-name="Internet_20_link" text:visited-style-name="Visited_20_Internet_20_Link"><text:span text:style-name="T25">Flyby Inc.</text:span></text:a></text:p>
        <text:p text:style-name="P9"><text:span text:style-name="T42">May</text:span> 2020 – <text:span text:style-name="T42">Present</text:span></text:p>
        <text:p text:style-name="P3"/>
        <text:p text:style-name="P7">Software Developer</text:p>
        <text:p text:style-name="P12"><text:a xlink:type="simple" xlink:href="http://yoursown.com/" text:style-name="Internet_20_link" text:visited-style-name="Visited_20_Internet_20_Link"><text:span text:style-name="T27">Insticram Systems Pvt. Ltd.</text:span></text:a></text:p>
        <text:p text:style-name="P10">January 2020 – <text:span text:style-name="T41">May 2020</text:span></text:p>
        <text:p text:style-name="P1"/>
        <text:p text:style-name="P71">EDUCATION</text:p>
        <text:p text:style-name="P67"/>
        <text:p text:style-name="P61">M. Sc. Computer Science : <text:span text:style-name="T1">Department of Computer Science, </text:span>University of Delhi <text:span text:style-name="T99">(7.78)</text:span></text:p>
        <text:list xml:id="list2800617677" text:style-name="L1">
          <text:list-header>
            <text:p text:style-name="P26"/>
          </text:list-header>
        </text:list>
        <text:p text:style-name="P72">TOOLKIT</text:p>
        <text:p text:style-name="P65"/>
        <text:p text:style-name="P17"><text:span text:style-name="T102">Pragramming Language –</text:span><text:span text:style-name="T100"> </text:span><text:span text:style-name="T11"><text:s/></text:span><text:span text:style-name="T12">TypeScript, </text:span><text:span text:style-name="T11">JavaScript, </text:span><text:span text:style-name="T13">G</text:span><text:span text:style-name="T11">o, C++ <text:s/></text:span></text:p>
        <text:p text:style-name="P18"><text:span text:style-name="T101">Web Development Technology –</text:span><text:span text:style-name="T9"> Node.js, </text:span><text:span text:style-name="T14">React.js, </text:span><text:span text:style-name="T15">Redux.js, </text:span><text:span text:style-name="T9">GraphQL, REST, </text:span><text:span text:style-name="T16">Websocket, </text:span><text:span text:style-name="T17">WebRTC</text:span></text:p>
        <text:p text:style-name="P19"><text:span text:style-name="T101">Database Technology –</text:span><text:span text:style-name="T9"> PostgreSQL, Cassandra, </text:span><text:span text:style-name="T18">MongoDB, </text:span><text:span text:style-name="T19">Redis</text:span></text:p>
        <text:p text:style-name="P20"><text:span text:style-name="T101">DevOps Technology –</text:span><text:span text:style-name="T9"> </text:span><text:span text:style-name="T10">Log management, </text:span><text:span text:style-name="T9">Git, Docker, </text:span><text:span text:style-name="T20">c</text:span><text:span text:style-name="T9">url</text:span></text:p>
        <text:p text:style-name="P8"><text:span text:style-name="T103">Others –</text:span><text:span text:style-name="T79"> </text:span><text:span text:style-name="T3">Linux, Vi</text:span><text:span text:style-name="T4">m, </text:span><text:span text:style-name="T5">Git Flow, </text:span><text:span text:style-name="T2">A</text:span><text:span text:style-name="T6">WS </text:span><text:span text:style-name="T7">, </text:span><text:span text:style-name="T8">J</text:span><text:span text:style-name="T2">WT</text:span></text:p>
        <text:p text:style-name="P5"/>
        <text:p text:style-name="P73"><text:span text:style-name="T95">SKILL</text:span></text:p>
        <text:p text:style-name="P64"/>
        <text:p text:style-name="P14">Client-side <text:span text:style-name="T81">P</text:span><text:span text:style-name="T75">erformance</text:span></text:p>
        <text:list xml:id="list1505270278" text:style-name="L2">
          <text:list-item>
            <text:p text:style-name="P30">State <text:span text:style-name="T94">&amp; Side Effect </text:span>management</text:p>
          </text:list-item>
        </text:list>
        <text:list xml:id="list598511569" text:style-name="L3">
          <text:list-item>
            <text:p text:style-name="P31">Optimization with best practices</text:p>
          </text:list-item>
          <text:list-item>
            <text:p text:style-name="P44">Testability (Unit &amp; E2E)</text:p>
            <text:p text:style-name="P27"/>
          </text:list-item>
        </text:list>
        <text:p text:style-name="P13">Web API Design</text:p>
        <text:list xml:id="list163336505354247" text:continue-list="list1505270278" text:style-name="L2">
          <text:list-item>
            <text:p text:style-name="P33">Single CRUD and Bulk CRUD with eventual consistency <text:span text:style-name="T94">handling</text:span></text:p>
          </text:list-item>
          <text:list-item>
            <text:p text:style-name="P34">Stabilty(Version Management) <text:span text:style-name="T94">&amp; </text:span>Security(Token-based authentication)</text:p>
          </text:list-item>
          <text:list-item>
            <text:p text:style-name="P41">REST &amp; GraphQL</text:p>
          </text:list-item>
          <text:list-item>
            <text:p text:style-name="P42">Testability</text:p>
          </text:list-item>
          <text:list-item>
            <text:p text:style-name="P35">API documentation</text:p>
            <text:p text:style-name="P29"/>
          </text:list-item>
        </text:list>
        <text:p text:style-name="P15">Database Design</text:p>
        <text:list xml:id="list1725480821" text:style-name="L4">
          <text:list-item>
            <text:p text:style-name="P36">Cost vs Performance Tradeoff</text:p>
          </text:list-item>
        </text:list>
        <text:list xml:id="list279863536" text:style-name="L5">
          <text:list-item>
            <text:p text:style-name="P37">Minimum Schema Change</text:p>
          </text:list-item>
        </text:list>
        <text:list xml:id="list3679390390" text:style-name="L6">
          <text:list-item>
            <text:p text:style-name="P32">Scaling</text:p>
            <text:p text:style-name="P28"/>
          </text:list-item>
        </text:list>
        <text:p text:style-name="P16">D<text:span text:style-name="T86">evOps</text:span></text:p>
        <text:list xml:id="list163335234394881" text:continue-list="list1725480821" text:style-name="L4">
          <text:list-item>
            <text:p text:style-name="P48">Containerization</text:p>
          </text:list-item>
        </text:list>
        <text:list xml:id="list2153307557" text:style-name="L7">
          <text:list-item>
            <text:p text:style-name="P38">Scripting <text:span text:style-name="T96">to automate environment setup</text:span></text:p>
          </text:list-item>
          <text:list-item>
            <text:p text:style-name="P40">CI/CD pipeline</text:p>
          </text:list-item>
        </text:list>
        <text:list xml:id="list1812853713" text:style-name="L8">
          <text:list-item>
            <text:p text:style-name="P39">Application <text:span text:style-name="T94">health &amp; </text:span>performance monitoring</text:p>
          </text:list-item>
        </text:list>
        <text:p text:style-name="P4"/>
        <text:p text:style-name="P4"/>
        <text:p text:style-name="P74">PROJECT</text:p>
        <text:p text:style-name="P4"/>
        <text:p text:style-name="P24"><text:span text:style-name="T28">FlyBy </text:span><text:span text:style-name="T29">(</text:span><text:a xlink:type="simple" xlink:href="https://app.letsflyby.com/" text:style-name="Internet_20_link" text:visited-style-name="Visited_20_Internet_20_Link"><text:span text:style-name="T25">letsflyby.com</text:span></text:a><text:span text:style-name="T26">)</text:span></text:p>
        <text:list xml:id="list2262644449" text:style-name="L9">
          <text:list-item>
            <text:p text:style-name="P51">Materialis<text:span text:style-name="T67">ed</text:span> graph in relational database f<text:span text:style-name="T65">or</text:span> small to medium scale</text:p>
          </text:list-item>
          <text:list-item>
            <text:p text:style-name="P52"><text:span text:style-name="T67">D</text:span>esign<text:span text:style-name="T67">ed</text:span> database to have almost al<text:span text:style-name="T80">l</text:span> the queries run on index by managing consistency manually</text:p>
          </text:list-item>
          <text:list-item>
            <text:p text:style-name="P56">Implemented a caching layer(redis) on top of <text:span text:style-name="T71">~</text:span>80% <text:s/>of the database services</text:p>
          </text:list-item>
          <text:list-item>
            <text:p text:style-name="P75"><text:span text:style-name="T31">Developed a</text:span><text:span text:style-name="T30"> scalable </text:span><text:span text:style-name="T32">API</text:span><text:span text:style-name="T30"> server </text:span></text:p>
          </text:list-item>
          <text:list-item>
            <text:p text:style-name="P53"><text:span text:style-name="T70">Prepared </text:span><text:span text:style-name="T68">a</text:span> scalable logging infrastructure which also enables low scale app telemetry to reduce cost of infrastructure</text:p>
          </text:list-item>
          <text:list-item>
            <text:p text:style-name="P54"><text:span text:style-name="T69">Built </text:span><text:span text:style-name="T68">v</text:span><text:span text:style-name="T64">arious experience feature</text:span><text:span text:style-name="T66">s</text:span><text:span text:style-name="T64">(</text:span><text:span text:style-name="T74">Directory</text:span><text:span text:style-name="T73"> stucture, tagging mechanism, </text:span><text:span text:style-name="T64">socket management, etc.)</text:span></text:p>
          </text:list-item>
          <text:list-item>
            <text:p text:style-name="P57">Chrome API, DynamoDB, REST, React.js, <text:span text:style-name="T72">Redux.js, </text:span>Jest.js, TypeScript</text:p>
          </text:list-item>
        </text:list>
        <text:p text:style-name="P6"/>
        <text:p text:style-name="P22"><text:span text:style-name="T33">Y</text:span><text:span text:style-name="T34">oursOwn </text:span><text:span text:style-name="T35">(</text:span><text:a xlink:type="simple" xlink:href="http://yoursown.com/" text:style-name="Internet_20_link" text:visited-style-name="Visited_20_Internet_20_Link"><text:span text:style-name="T21">y</text:span></text:a><text:a xlink:type="simple" xlink:href="http://yoursown.com/" text:style-name="Internet_20_link" text:visited-style-name="Visited_20_Internet_20_Link"><text:span text:style-name="T22">oursown.com</text:span></text:a><text:span text:style-name="T23">)</text:span></text:p>
        <text:list xml:id="list286824691" text:style-name="L10">
          <text:list-item>
            <text:p text:style-name="P43"><text:span text:style-name="T45">Implemented </text:span><text:span text:style-name="T44">CRUD operations, </text:span><text:span text:style-name="T46">Document upload/download, Captcha generation, Real-time notification</text:span></text:p>
          </text:list-item>
          <text:list-item>
            <text:p text:style-name="P76"><text:span text:style-name="T61">D</text:span><text:span text:style-name="T62">esigned and implemented GraphQL API server and wrote test cases to improve stability</text:span></text:p>
          </text:list-item>
          <text:list-item>
            <text:p text:style-name="P55"><text:span text:style-name="T58">A</text:span><text:span text:style-name="T57">nalyze</text:span><text:span text:style-name="T59">d</text:span><text:span text:style-name="T57"> and underst</text:span><text:span text:style-name="T59">oo</text:span><text:span text:style-name="T57">d business </text:span><text:span text:style-name="T60">and</text:span><text:span text:style-name="T57"> user requirements to create </text:span><text:span text:style-name="T58">r</text:span><text:span text:style-name="T57">eliable and efficient database design models as well as write code to interact with databases</text:span></text:p>
          </text:list-item>
          <text:list-item>
            <text:p text:style-name="P58"><text:span text:style-name="T38">PostgrSQL, </text:span><text:span text:style-name="T39">Cassandra, S3, </text:span><text:span text:style-name="T38">Grap</text:span><text:span text:style-name="T39">h</text:span><text:span text:style-name="T38">QL, </text:span><text:span text:style-name="T40">Websocket, Redis, </text:span><text:span text:style-name="T38">Go</text:span></text:p>
          </text:list-item>
        </text:list>
        <text:p text:style-name="P62"/>
        <text:p text:style-name="P23"><text:span text:style-name="T36">Student Identification Dapp </text:span><text:span text:style-name="T37">(</text:span><text:a xlink:type="simple" xlink:href="https://github.com/NavenduDuari/student-identification-dapp" text:style-name="Internet_20_link" text:visited-style-name="Visited_20_Internet_20_Link"><text:span text:style-name="T24">Github</text:span></text:a><text:span text:style-name="T37">)</text:span></text:p>
        <text:list xml:id="list163336822467325" text:continue-numbering="true" text:style-name="L10">
          <text:list-item>
            <text:p text:style-name="P49">A decentralized application to verify student degrees</text:p>
          </text:list-item>
          <text:list-item>
            <text:p text:style-name="P46"><text:span text:style-name="T43">Deployed smart contract in a</text:span><text:span text:style-name="T49">n</text:span><text:span text:style-name="T43"> Ethereum test net</text:span><text:span text:style-name="T49">work</text:span></text:p>
          </text:list-item>
          <text:list-item>
            <text:p text:style-name="P46"><text:span text:style-name="T43">Leveraged </text:span><text:span text:style-name="T49">distributed database(</text:span><text:span text:style-name="T43">IPFS</text:span><text:span text:style-name="T49">)</text:span><text:span text:style-name="T43"> </text:span><text:span text:style-name="T49">for storage</text:span><text:span text:style-name="T43"> </text:span></text:p>
          </text:list-item>
          <text:list-item>
            <text:p text:style-name="P45"><text:span text:style-name="T82">IPFS, </text:span><text:span text:style-name="T63">Ethereum,</text:span><text:span text:style-name="T83"> Go</text:span></text:p>
            <text:p text:style-name="P63"><text:span text:style-name="T97"/></text:p>
          </text:list-item>
        </text:list>
        <text:p text:style-name="P21"><text:span text:style-name="T52">Scaffoldzoid </text:span><text:span text:style-name="T53">Inc. </text:span><text:span text:style-name="T54">(</text:span><text:a xlink:type="simple" xlink:href="https://github.com/NavenduDuari/Scaffoldzoi-Inc" text:style-name="Internet_20_link" text:visited-style-name="Visited_20_Internet_20_Link"><text:span text:style-name="T56">Github</text:span></text:a><text:span text:style-name="T55">)</text:span></text:p>
        <text:list xml:id="list163335362579441" text:continue-numbering="true" text:style-name="L10">
          <text:list-item>
            <text:p text:style-name="P47"><text:span text:style-name="T43">An end-to-end MERN project </text:span><text:span text:style-name="T50">coded</text:span><text:span text:style-name="T51"> on a development challenge</text:span></text:p>
          </text:list-item>
          <text:list-item>
            <text:p text:style-name="P50">~90% of the project was completed in 4 days</text:p>
          </text:list-item>
          <text:list-item>
            <text:p text:style-name="P59"><text:span text:style-name="T84">React, Redux, Redux-Saga, </text:span><text:span text:style-name="T85">Ant Design,</text:span><text:span text:style-name="T84"> </text:span><text:span text:style-name="T85">Node, MongoDB, </text:span><text:span text:style-name="T84">TypeScript</text:span></text:p>
          </text:list-item>
        </text:list>
        <text:p text:style-name="P60"><text:span text:style-name="T84"/></text:p>
        <text:p text:style-name="P60"><text:span text:style-name="T84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2T23:30:39.004978532</meta:creation-date>
    <dc:date>2021-04-15T16:33:35.119224032</dc:date>
    <meta:editing-duration>PT19H15M21S</meta:editing-duration>
    <meta:editing-cycles>233</meta:editing-cycles>
    <meta:generator>LibreOffice/6.4.6.2$Linux_X86_64 LibreOffice_project/40$Build-2</meta:generator>
    <meta:document-statistic meta:table-count="0" meta:image-count="0" meta:object-count="0" meta:page-count="1" meta:paragraph-count="65" meta:word-count="376" meta:character-count="2694" meta:non-whitespace-character-count="2260"/>
  </office:meta>
</office:document-meta>
</file>